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1-06" calcext:value-type="date">
            <text:p>06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5:51:35.4940613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51:35.50071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5:51:49.847940200</dc:date>
    <meta:print-date>2019-12-18T08:56:40.082000000</meta:print-date>
    <dc:language>pt-PT</dc:language>
    <meta:editing-cycles>674</meta:editing-cycles>
    <meta:editing-duration>PT21H52M33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